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af4fb" officeooo:paragraph-rsid="001af4fb"/>
    </style:style>
    <style:style style:name="P2" style:family="paragraph" style:parent-style-name="Standard">
      <style:text-properties officeooo:paragraph-rsid="001af4fb"/>
    </style:style>
    <style:style style:name="P3" style:family="paragraph" style:parent-style-name="Standard">
      <style:text-properties style:font-name="Arial1" fo:font-weight="normal" officeooo:paragraph-rsid="001af4fb" style:font-weight-asian="normal" style:font-weight-complex="normal"/>
    </style:style>
    <style:style style:name="T1" style:family="text">
      <style:text-properties style:font-name="Arial1" officeooo:rsid="001af4fb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officeooo:rsid="001cc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OBRE A DIFERENÇA ENTRE OS DOIS CÓDIGOS:</text:p>
      <text:p text:style-name="P1"/>
      <text:p text:style-name="P1"><text:tab/>Ambos os códigos foram feitos com three.js, uma biblioteca do javascript que usa WebGL para renderizar objetos 3d no navegador.</text:p>
      <text:p text:style-name="P1"><text:tab/>No primeiro código temos uma função Deus, onde praticamente todo o código roda dentro dessa função, além disso, existem muitos números “aleatórios” sem explicação do para que servem, que é um ponto de destaque do código 2 que corrige esses dois problemas.</text:p>
      <text:p text:style-name="P1"><text:tab/>Identação também estava muito bagunçada no primeiro código, que foi resolvido no segundo. As funções no primeiro código tinham como padrão fazer além do que sua obrigação e chegava a ocupar um espaço maior do que a tela, sendo necessário rolar o código para baixo para visualizar toda a função. Essas funções agora cumprem apenas sua obrigação principal e ocupam muito menos espaço, também existem muito mais funções declaradas, que torna o código mais organizado e fácil de entender para que serve cada bloco de código.</text:p>
      <text:p text:style-name="P1"><text:tab/>Os principais exemplos de melhoria são o uso de letras maiúsculas para definir as constantes (WORLD_CONFIG, WATER_AMPLITUDE), as formas geometricas e os meshs também foram melhor definidos (geometry → waterGeometry, mesh → waterMesh). Alguns elementos também foram agrupados em um objeto para melhor organização (checkbox, container, aboutme, projects → ui = {toggle, aboutMe, projects, container}).</text:p>
      <text:p text:style-name="P2"><text:span text:style-name="T1"><text:tab/></text:span><text:span text:style-name="T2">A função </text:span><text:span text:style-name="Source_20_Text"><text:span text:style-name="T2">init()</text:span></text:span><text:span text:style-name="T2"> agora atua apenas como uma "coordenadora", chamando uma série de </text:span><text:span text:style-name="T2">funções modulares com nomes claros</text:span><text:span text:style-name="T2"> e responsabilidades únicas, como </text:span><text:span text:style-name="Source_20_Text"><text:span text:style-name="T2">createScene()</text:span></text:span><text:span text:style-name="T2">, </text:span><text:span text:style-name="Source_20_Text"><text:span text:style-name="T2">createCamera()</text:span></text:span><text:span text:style-name="T2">, </text:span><text:span text:style-name="Source_20_Text"><text:span text:style-name="T2">createLights()</text:span></text:span><text:span text:style-name="T2"> e </text:span><text:span text:style-name="Source_20_Text"><text:span text:style-name="T2">createWater()</text:span></text:span><text:span text:style-name="T2">. Da mesma forma, a lógica complexa de animação foi extraída da função de renderização principal para sua própria função nomeada.</text:span></text:p>
      <text:p text:style-name="P3"><text:tab/><text:span text:style-name="T3">Algumas lições muito imporantes foram aprendidas realizando essa atividade, os principais a serem citados são a importância da nomenclatura correta, além da modularização e também a relevância da criação das constantes de configuração. Para mim a parte da refatoração do código em JS foi tranquila, o problema mesmo foi na parte do html tentando configurar o botão que liga/desliga a UI e deixa apenas o backgroun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3:18:27.480206800</meta:creation-date>
    <dc:date>2025-10-16T23:51:52.510731100</dc:date>
    <meta:editing-duration>PT8M17S</meta:editing-duration>
    <meta:editing-cycles>1</meta:editing-cycles>
    <meta:document-statistic meta:table-count="0" meta:image-count="0" meta:object-count="0" meta:page-count="1" meta:paragraph-count="7" meta:word-count="324" meta:character-count="2111" meta:non-whitespace-character-count="1788"/>
    <meta:generator>LibreOffice/25.2.5.2$Windows_X86_64 LibreOffice_project/03d19516eb2e1dd5d4ccd751a0d6f35f35e08022</meta:generator>
  </office:meta>
</office:document-meta>
</file>